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F"/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27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5" style:family="table-cell" style:parent-style-name="Default">
      <style:table-cell-properties fo:background-color="transparent" fo:border="none"/>
      <style:paragraph-properties style:writing-mode="page"/>
      <style:text-properties style:font-name="F" fo:font-size="12pt" fo:font-style="normal" fo:font-weight="normal" style:font-name-asian="F" style:font-size-asian="12pt" style:font-name-complex="F" style:font-size-complex="12pt"/>
    </style:style>
    <style:style style:name="ce16" style:family="table-cell" style:parent-style-name="Default">
      <style:table-cell-properties fo:background-color="transparent" fo:border="none"/>
      <style:paragraph-properties style:writing-mode="page"/>
      <style:text-properties fo:color="#0000ff" style:font-name="Liberation Sans1" fo:font-size="11pt" fo:font-style="normal" style:text-underline-style="solid" style:text-underline-width="auto" style:text-underline-color="font-color" fo:font-weight="normal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ff" style:font-name="Liberation Sans1" fo:font-size="11pt" fo:font-style="normal" style:text-underline-style="solid" style:text-underline-width="auto" style:text-underline-color="font-color" fo:font-weight="normal" style:font-name-asian="Liberation Sans1" style:font-size-asian="11pt" style:font-name-complex="Liberation Sans1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80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name-complex="Times New Roman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00" style:font-name="Times New Roman" fo:font-size="11pt" fo:font-style="normal" fo:font-weight="normal" style:font-name-asian="Times New Roman" style:font-size-asian="11pt" style:font-name-complex="Times New Roman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00" style:font-name="Times New Roman" fo:font-size="12pt" fo:font-style="normal" fo:font-weight="normal" style:font-name-asian="Times New Roman" style:font-size-asian="12pt" style:font-name-complex="Times New Roman" style:font-size-complex="12pt"/>
    </style:style>
    <style:style style:name="ce21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12pt" fo:font-style="normal" fo:font-weight="normal" style:font-name-asian="Liberation Sans1" style:font-size-asian="12pt" style:font-name-complex="Liberation Sans1" style:font-size-complex="12pt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font-size="12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<text:span text:style-name="T1">Anfrage</text:span></text:p>
          </table:table-cell>
          <table:table-cell office:value-type="string" calcext:value-type="string">
            <text:p><text:span text:style-name="T1">Aufgabe</text:span></text:p>
          </table:table-cell>
          <table:table-cell office:value-type="string" calcext:value-type="string">
            <text:p><text:span text:style-name="T1">Server</text:span></text:p>
          </table:table-cell>
          <table:table-cell office:value-type="string" calcext:value-type="string">
            <text:p><text:span text:style-name="T1">Ergebnis</text:span></text:p>
          </table:table-cell>
          <table:table-cell office:value-type="string" calcext:value-type="string">
            <text:p><text:span text:style-name="T1">Kommentar</text:span>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0/fhir/Patient?gender=female&amp;_summary=count" xlink:type="simple">http://localhost:8080/fhir/Patient?gender=female&amp;_summary=count</text:a></text:p>
          </table:table-cell>
          <table:table-cell office:value-type="string" calcext:value-type="string">
            <text:p>T1 Patient</text:p>
          </table:table-cell>
          <table:table-cell office:value-type="string" calcext:value-type="string">
            <text:p>Blaze</text:p>
          </table:table-cell>
          <table:table-cell office:value-type="float" office:value="65170" calcext:value-type="float">
            <text:p>65170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<text:a xlink:href="http://localhost:8080/fhir/Condition?code=C71.0,C71.1,C71.2,C71.3,C71.4,C71.4,C71.5&amp;_summary=count" xlink:type="simple">http://localhost:8080/fhir/Condition?code=C71.0,C71.1,C71.2,C71.3,C71.4,C71.4,C71.5&amp;_summary=count</text:a></text:p>
          </table:table-cell>
          <table:table-cell office:value-type="string" calcext:value-type="string">
            <text:p>T1 Condition</text:p>
          </table:table-cell>
          <table:table-cell office:value-type="string" calcext:value-type="string">
            <text:p>Blaze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Sollte 2052 sein (tbd)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<text:a xlink:href="http://localhost:8080/fhir/Observation?code=26515-7&amp;value-quantity=le50&amp;value-quantity=ge30&amp;_summary=count" xlink:type="simple">http://localhost:8080/fhir/Observation?code=26515-7&amp;value-quantity=le50&amp;value-quantity=ge30&amp;_summary=count</text:a></text:p>
          </table:table-cell>
          <table:table-cell office:value-type="string" calcext:value-type="string">
            <text:p>T1 Observation</text:p>
          </table:table-cell>
          <table:table-cell office:value-type="string" calcext:value-type="string">
            <text:p>Blaze</text:p>
          </table:table-cell>
          <table:table-cell office:value-type="float" office:value="10295" calcext:value-type="float">
            <text:p>10295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<text:span text:style-name="T2">http://localhost:8080/fhir/MedicationStatement?medication.code=L01AX03&amp;_summary=count</text:span></text:p>
          </table:table-cell>
          <table:table-cell office:value-type="string" calcext:value-type="string">
            <text:p>T1 MedicationStatement</text:p>
          </table:table-cell>
          <table:table-cell office:value-type="string" calcext:value-type="string">
            <text:p>Blaz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1">Kein ForwardChaining</text:span></text:p>
          </table:table-cell>
          <table:table-cell table:number-columns-repeated="59"/>
        </table:table-row>
        <table:table-row table:style-name="ro1">
          <table:table-cell table:style-name="ce16" office:value-type="string" calcext:value-type="string">
            <text:p><text:a xlink:href="http://localhost:8080/fhir/Patient?_has:Condition:subject:code=C71.0,C71.1,C71.2,C71.3,C71.4,C71.4,C71.5&amp;_has:Observation:subject:code=26515-7&amp;_has:Observation:subject:value-quantity=le50&amp;_has:Observation:subject:value-quantity=ge30&amp;gender=female&amp;_summary=count" xlink:type="simple">http://localhost:8080/fhir/Patient?_has:Condition:subject:code=C71.0,C71.1,C71.2,C71.3,C71.4,C71.4,C71.5&amp;_has:Observation:subject:code=26515-7&amp;_has:Observation:subject:value-quantity=le50&amp;_has:Observation:subject:value-quantity=ge30&amp;gender=female&amp;_summary=count</text:a></text:p>
          </table:table-cell>
          <table:table-cell office:value-type="string" calcext:value-type="string">
            <text:p>T1 Kompakt</text:p>
          </table:table-cell>
          <table:table-cell office:value-type="string" calcext:value-type="string">
            <text:p>Bl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_has für Medication/Statemen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15" office:value-type="string" calcext:value-type="string">
            <text:p><text:a xlink:href="http://localhost:8082/fhir/Patient?gender=female&amp;_summary=count" xlink:type="simple">http://localhost:8082/fhir/Patient?gender=female&amp;_summary=count</text:a></text:p>
          </table:table-cell>
          <table:table-cell office:value-type="string" calcext:value-type="string">
            <text:p>T1 Patient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65170" calcext:value-type="float">
            <text:p>65170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<text:a xlink:href="http://localhost:8082/fhir/Condition?code=C71.0,C71.1,C71.2,C71.3,C71.4,C71.4,C71.5&amp;_summary=count" xlink:type="simple">http://localhost:8082/fhir/Condition?code=C71.0,C71.1,C71.2,C71.3,C71.4,C71.4,C71.5&amp;_summary=count</text:a></text:p>
          </table:table-cell>
          <table:table-cell office:value-type="string" calcext:value-type="string">
            <text:p>T1 Condition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2/fhir/Observation?code=26515-7&amp;value-quantity=le50&amp;value-quantity=ge30&amp;_summary=count" xlink:type="simple">http://localhost:8082/fhir/Observation?code=26515-7&amp;value-quantity=le50&amp;value-quantity=ge30&amp;_summary=count</text:a></text:p>
          </table:table-cell>
          <table:table-cell office:value-type="string" calcext:value-type="string">
            <text:p>T1 Observation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10295" calcext:value-type="float">
            <text:p>10295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2/fhir/MedicationStatement?medication.code=L01AX03&amp;_summary=count" xlink:type="simple">http://localhost:8082/fhir/MedicationStatement?medication.code=L01AX03&amp;_summary=count</text:a></text:p>
          </table:table-cell>
          <table:table-cell office:value-type="string" calcext:value-type="string">
            <text:p>T1 MedicationStatement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2/fhir/Patient?_has:Condition:subject:code=C71.0,C71.1,C71.2,C71.3,C71.4,C71.4,C71.5&amp;_has:Observation:subject:code=26515-7&amp;_has:Observation:subject:value-quantity=le50&amp;_has:Observation:subject:value-quantity=ge30&amp;gender=female&amp;_summary=count" xlink:type="simple">http://localhost:8082/fhir/Patient?_has:Condition:subject:code=C71.0,C71.1,C71.2,C71.3,C71.4,C71.4,C71.5&amp;_has:Observation:subject:code=26515-7&amp;_has:Observation:subject:value-quantity=le50&amp;_has:Observation:subject:value-quantity=ge30&amp;gender=female&amp;_summary=count</text:a></text:p>
          </table:table-cell>
          <table:table-cell office:value-type="string" calcext:value-type="string">
            <text:p>T1 Kompakt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_has für Medication/Statement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5" office:value-type="string" calcext:value-type="string">
            <text:p><text:a xlink:href="http://localhost:9080/fhir-server/api/v4/Patient?gender=female&amp;_summary=count&amp;_format=json" xlink:type="simple">http://localhost:9080/fhir-server/api/v4/Patient?gender=female&amp;_summary=count&amp;_format=json</text:a></text:p>
          </table:table-cell>
          <table:table-cell office:value-type="string" calcext:value-type="string">
            <text:p>T1 Patient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1">
          <table:table-cell table:style-name="ce15" office:value-type="string" calcext:value-type="string">
            <text:p><text:a xlink:href="http://localhost:9080/fhir-server/api/v4/Condition?code=C71.0,C71.1,C71.2,C71.3,C71.4,C71.4,C71.5&amp;_summary=count&amp;_format=json" xlink:type="simple">http://localhost:9080/fhir-server/api/v4/Condition?code=C71.0,C71.1,C71.2,C71.3,C71.4,C71.4,C71.5&amp;_summary=count&amp;_format=json</text:a></text:p>
          </table:table-cell>
          <table:table-cell office:value-type="string" calcext:value-type="string">
            <text:p>T1 Condition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2">
          <table:table-cell table:style-name="ce15" office:value-type="string" calcext:value-type="string">
            <text:p><text:a xlink:href="http://localhost:9080/fhir-server/api/v4/Observation?code=26515-7&amp;value-quantity=le50&amp;value-quantity=ge30&amp;_summary=count&amp;_format=json" xlink:type="simple">http://localhost:9080/fhir-server/api/v4/Observation?code=26515-7&amp;value-quantity=le50&amp;value-quantity=ge30&amp;_summary=count&amp;_format=json</text:a></text:p>
          </table:table-cell>
          <table:table-cell office:value-type="string" calcext:value-type="string">
            <text:p>T1 Observation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2">
          <table:table-cell table:style-name="ce15" office:value-type="string" calcext:value-type="string">
            <text:p><text:a xlink:href="http://localhost:8082/fhir/MedicationStatement?medication.code=L01AX03&amp;_summary=count" xlink:type="simple">http://localhost:8082/fhir/MedicationStatement?medication.code=L01AX03&amp;_summary=count</text:a></text:p>
          </table:table-cell>
          <table:table-cell office:value-type="string" calcext:value-type="string">
            <text:p>T1 MedicationStatement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15" office:value-type="string" calcext:value-type="string">
            <text:p><text:a xlink:href="http://localhost:8080/fhir/Patient?birthdate=le1953&amp;_summary=count" xlink:type="simple">http://localhost:8080/fhir/Patient?birthdate=le1953&amp;_summary=count</text:a></text:p>
          </table:table-cell>
          <table:table-cell office:value-type="string" calcext:value-type="string">
            <text:p><text:span text:style-name="T1">T2 Patient</text:span></text:p>
          </table:table-cell>
          <table:table-cell office:value-type="string" calcext:value-type="string">
            <text:p><text:span text:style-name="T1">Blaze</text:span>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0/fhir/Condition?code=I10.00,I10.01,I10.10,I10.11,I10.90,I10.91&amp;onset-date=ge2020-01-01&amp;onset-date=le2020-04-30&amp;_summary=count" xlink:type="simple">http://localhost:8080/fhir/Condition?code=I10.00,I10.01,I10.10,I10.11,I10.90,I10.91&amp;onset-date=ge2020-01-01&amp;onset-date=le2020-04-30&amp;_summary=count</text:a></text:p>
          </table:table-cell>
          <table:table-cell office:value-type="string" calcext:value-type="string">
            <text:p><text:span text:style-name="T1">T2 Condition</text:span></text:p>
          </table:table-cell>
          <table:table-cell office:value-type="string" calcext:value-type="string">
            <text:p>Blaze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0/fhir/Specimen?type=Serum&amp;_summary=count" xlink:type="simple">http://localhost:8080/fhir/Specimen?type=Serum&amp;_summary=count</text:a></text:p>
          </table:table-cell>
          <table:table-cell office:value-type="string" calcext:value-type="string">
            <text:p><text:span text:style-name="T1">T2 Specimen</text:span></text:p>
          </table:table-cell>
          <table:table-cell office:value-type="string" calcext:value-type="string">
            <text:p>Bl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Fehler während POST</text:span></text:p>
          </table:table-cell>
          <table:table-cell table:number-columns-repeated="59"/>
        </table:table-row>
        <table:table-row table:style-name="ro2">
          <table:table-cell table:style-name="ce16" office:value-type="string" calcext:value-type="string">
            <text:p><text:a xlink:href="http://localhost:8080/fhir/MedicationStatement?medication.code=L01AX03&amp;_summary=count" xlink:type="simple">http://localhost:8080/fhir/MedicationStatement?medication.code=L01AX03&amp;_summary=count</text:a></text:p>
          </table:table-cell>
          <table:table-cell office:value-type="string" calcext:value-type="string">
            <text:p><text:span text:style-name="T1">T2 MedicationStatement</text:span></text:p>
          </table:table-cell>
          <table:table-cell office:value-type="string" calcext:value-type="string">
            <text:p>Blaz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<text:span text:style-name="T1">Kein ForwardChaining</text:span>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0/fhir/Patient?_has:Condition:subject:code=I10.00,I10.01,I10.10,I10.11,I10.90,I10.91&amp;_has:Condition:subject:onset-date=ge2020-01-01&amp;_has:Condition:subject:onset-date=le2020-04-30&amp;birthdate=le1953&amp;_summary=count" xlink:type="simple">http://localhost:8080/fhir/Patient?_has:Condition:subject:code=I10.00,I10.01,I10.10,I10.11,I10.90,I10.91&amp;_has:Condition:subject:onset-date=ge2020-01-01&amp;_has:Condition:subject:onset-date=le2020-04-30&amp;birthdate=le1953&amp;_summary=count</text:a></text:p>
          </table:table-cell>
          <table:table-cell office:value-type="string" calcext:value-type="string">
            <text:p><text:span text:style-name="T1">T2 Kompakt</text:span></text:p>
          </table:table-cell>
          <table:table-cell office:value-type="string" calcext:value-type="string">
            <text:p>Blaze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MedicationStatement und Specimen fehlt in D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15" office:value-type="string" calcext:value-type="string">
            <text:p><text:a xlink:href="http://localhost:8082/fhir/Patient?birthdate=le1953&amp;_summary=count" xlink:type="simple">http://localhost:8082/fhir/Patient?birthdate=le1953&amp;_summary=count</text:a></text:p>
          </table:table-cell>
          <table:table-cell office:value-type="string" calcext:value-type="string">
            <text:p><text:span text:style-name="T1">T2 Patient</text:span>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1">
          <table:table-cell table:style-name="ce15" office:value-type="string" calcext:value-type="string">
            <text:p><text:a xlink:href="http://localhost:8082/fhir/Condition?code=I10.00,I10.01,I10.10,I10.11,I10.90,I10.91&amp;onset-date=ge2020-01-01&amp;onset-date=le2020-04-30&amp;_summary=count" xlink:type="simple">http://localhost:8082/fhir/Condition?code=I10.00,I10.01,I10.10,I10.11,I10.90,I10.91&amp;onset-date=ge2020-01-01&amp;onset-date=le2020-04-30&amp;_summary=count</text:a></text:p>
          </table:table-cell>
          <table:table-cell office:value-type="string" calcext:value-type="string">
            <text:p><text:span text:style-name="T1">T2 Condition</text:span>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2/fhir/Specimen?type=Serum&amp;_summary=count" xlink:type="simple">http://localhost:8082/fhir/Specimen?type=Serum&amp;_summary=count</text:a></text:p>
          </table:table-cell>
          <table:table-cell office:value-type="string" calcext:value-type="string">
            <text:p><text:span text:style-name="T1">T2 Specimen</text:span>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span text:style-name="T2">http://localhost:8082/fhir/MedicationStatement?medication.code=L01AX03&amp;_summary=count</text:span></text:p>
          </table:table-cell>
          <table:table-cell office:value-type="string" calcext:value-type="string">
            <text:p><text:span text:style-name="T1">T2 MedicationStatement</text:span>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2/fhir/Patient?_has:Condition:subject:code=I10.00,I10.01,I10.10,I10.11,I10.90,I10.91&amp;_has:Condition:subject:onset-date=ge2020-01-01&amp;_has:Condition:subject:onset-date=le2020-04-30&amp;_has:Specimen:subject:type=Serum&amp;birthdate=le1953&amp;_summary=count" xlink:type="simple">http://localhost:8082/fhir/Patient?_has:Condition:subject:code=I10.00,I10.01,I10.10,I10.11,I10.90,I10.91&amp;_has:Condition:subject:onset-date=ge2020-01-01&amp;_has:Condition:subject:onset-date=le2020-04-30&amp;_has:Specimen:subject:type=Serum&amp;birthdate=le1953&amp;_summary=count</text:a></text:p>
          </table:table-cell>
          <table:table-cell office:value-type="string" calcext:value-type="string">
            <text:p><text:span text:style-name="T1">T2 Kompakt</text:span>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ombination von zwei Condition:subject:onset-date nicht möglich ("No explicit selection and an implicit one could not be determined")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localhost:8082/fhir/Patient?_has:Condition:subject:code=I10.00,I10.01,I10.10,I10.11,I10.90,I10.91&amp;_has:Condition:subject:onset-date=le2020-04-30&amp;_has:Specimen:subject:type=Serum&amp;birthdate=le1953&amp;_summary=count" xlink:type="simple">http://localhost:8082/fhir/Patient?_has:Condition:subject:code=I10.00,I10.01,I10.10,I10.11,I10.90,I10.91&amp;_has:Condition:subject:onset-date=le2020-04-30&amp;_has:Specimen:subject:type=Serum&amp;birthdate=le1953&amp;_summary=count</text:a></text:p>
          </table:table-cell>
          <table:table-cell office:value-type="string" calcext:value-type="string">
            <text:p><text:span text:style-name="T1">T2 Kompakt Split</text:span>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beide kompakte Teile sind 1000, weil Specimen=Serum beide die Selbe Anzahl haben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<text:a xlink:href="http://localhost:8082/fhir/Patient?_has:Condition:subject:code=I10.00,I10.01,I10.10,I10.11,I10.90,I10.91&amp;_has:Condition:subject:onset-date=ge2020-01-01&amp;_has:Specimen:subject:type=Serum&amp;birthdate=le1953&amp;_summary=count" xlink:type="simple">http://localhost:8082/fhir/Patient?_has:Condition:subject:code=I10.00,I10.01,I10.10,I10.11,I10.90,I10.91&amp;_has:Condition:subject:onset-date=ge2020-01-01&amp;_has:Specimen:subject:type=Serum&amp;birthdate=le1953&amp;_summary=count</text:a></text:p>
          </table:table-cell>
          <table:table-cell office:value-type="string" calcext:value-type="string">
            <text:p><text:span text:style-name="T1">T2 Kompakt Split</text:span>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beide kompakte Teile sind 1000, weil Specimen=Serum beide die Selbe Anzahl hab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7" office:value-type="string" calcext:value-type="string">
            <text:p><text:a xlink:href="http://localhost:8080/fhir/Condition?code=C50.0&amp;_summary=count" xlink:type="simple">http://localhost:8080/fhir/Condition?code=C50.0&amp;_summary=count</text:a></text:p>
          </table:table-cell>
          <table:table-cell office:value-type="string" calcext:value-type="string">
            <text:p>T3 Condition</text:p>
          </table:table-cell>
          <table:table-cell office:value-type="string" calcext:value-type="string">
            <text:p>Blaze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3">
          <table:table-cell table:style-name="ce18" office:value-type="string" calcext:value-type="string">
            <text:p>http://localhost:8080/fhir/Procedure?code=5-*&amp;_summary=count</text:p>
          </table:table-cell>
          <table:table-cell office:value-type="string" calcext:value-type="string">
            <text:p>T3 Procedure</text:p>
          </table:table-cell>
          <table:table-cell office:value-type="string" calcext:value-type="string">
            <text:p>Blaze</text:p>
          </table:table-cell>
          <table:table-cell office:value-type="float" office:value="258386" calcext:value-type="float">
            <text:p>258386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<text:a xlink:href="http://localhost:8080/fhir/Specimen?type=Tumor&amp;_summary=count" xlink:type="simple">http://localhost:8080/fhir/Specimen?type=Tumor&amp;_summary=count</text:a></text:p>
          </table:table-cell>
          <table:table-cell office:value-type="string" calcext:value-type="string">
            <text:p>T3 Specimen</text:p>
          </table:table-cell>
          <table:table-cell office:value-type="string" calcext:value-type="string">
            <text:p>Bl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Fehler während POST</text:span>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http://localhost:8080/fhir/Patient?_has:Condition:subject:code=C50.0&amp;_has:Procedure:subject:code=5-*&amp;_summary=count</text:p>
          </table:table-cell>
          <table:table-cell office:value-type="string" calcext:value-type="string">
            <text:p>T3 Kompakt</text:p>
          </table:table-cell>
          <table:table-cell office:value-type="string" calcext:value-type="string">
            <text:p>Blaz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pecimen fehlt in DB</text:p>
          </table:table-cell>
          <table:table-cell table:number-columns-repeated="59"/>
        </table:table-row>
        <table:table-row table:style-name="ro2">
          <table:table-cell table:number-columns-repeated="7"/>
          <table:table-cell table:style-name="ce21"/>
          <table:table-cell table:number-columns-repeated="56"/>
        </table:table-row>
        <table:table-row table:style-name="ro4">
          <table:table-cell table:style-name="ce17" office:value-type="string" calcext:value-type="string">
            <text:p><text:a xlink:href="http://localhost:8082/fhir/Condition?code=C50.0&amp;_summary=count" xlink:type="simple">http://localhost:8082/fhir/Condition?code=C50.0&amp;_summary=count</text:a></text:p>
          </table:table-cell>
          <table:table-cell office:value-type="string" calcext:value-type="string">
            <text:p>T3 Condition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5">
          <table:table-cell table:style-name="ce18" office:value-type="string" calcext:value-type="string">
            <text:p>http://localhost:8082/fhir/Procedure?code=5-*&amp;_summary=count</text:p>
          </table:table-cell>
          <table:table-cell office:value-type="string" calcext:value-type="string">
            <text:p>T3 Procedure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258386" calcext:value-type="float">
            <text:p>258386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4">
          <table:table-cell table:style-name="ce17" office:value-type="string" calcext:value-type="string">
            <text:p><text:a xlink:href="http://localhost:8082/fhir/Specimen?type=Tumor&amp;_summary=count" xlink:type="simple">http://localhost:8082/fhir/Specimen?type=Tumor&amp;_summary=count</text:a></text:p>
          </table:table-cell>
          <table:table-cell office:value-type="string" calcext:value-type="string">
            <text:p>T3 Specimen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4">
          <table:table-cell table:style-name="ce17" office:value-type="string" calcext:value-type="string">
            <text:p><text:a xlink:href="http://localhost:8082/fhir/Patient?_has:Condition:subject:code=C50.0&amp;_has:Procedure:subject:code=5-*&amp;_has:Specimen:subject:type=Tumor&amp;_summary=count" xlink:type="simple">http://localhost:8082/fhir/Patient?_has:Condition:subject:code=C50.0&amp;_has:Procedure:subject:code=5-*&amp;_has:Specimen:subject:type=Tumor&amp;_summary=count</text:a></text:p>
          </table:table-cell>
          <table:table-cell office:value-type="string" calcext:value-type="string">
            <text:p>T3 Kompakt</text:p>
          </table:table-cell>
          <table:table-cell office:value-type="string" calcext:value-type="string">
            <text:p><text:span text:style-name="T1">Hapi</text:span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pan text:style-name="T1">OK</text:span></text:p>
          </table:table-cell>
          <table:table-cell table:number-columns-repeated="59"/>
        </table:table-row>
        <table:table-row table:style-name="ro6">
          <table:table-cell table:number-columns-repeated="64"/>
        </table:table-row>
        <table:table-row table:style-name="ro4">
          <table:table-cell table:style-name="ce17" office:value-type="string" calcext:value-type="string">
            <text:p><text:a xlink:href="http://localhost:9080/fhir-server/api/v4/Condition?code=C50.0&amp;_summary=count&amp;_format=json" xlink:type="simple">http://localhost:9080/fhir-server/api/v4/Condition?code=C50.0&amp;_summary=count&amp;_format=json</text:a></text:p>
          </table:table-cell>
          <table:table-cell office:value-type="string" calcext:value-type="string">
            <text:p>T3 Condition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4">
          <table:table-cell table:style-name="ce17" office:value-type="string" calcext:value-type="string">
            <text:p><text:a xlink:href="http://localhost:9080/fhir-server/api/v4/Procedure?code=5-*&amp;_summary=count&amp;_format=json" xlink:type="simple">http://localhost:9080/fhir-server/api/v4/Procedure?code=5-*&amp;_summary=count&amp;_format=json</text:a></text:p>
          </table:table-cell>
          <table:table-cell office:value-type="string" calcext:value-type="string">
            <text:p>T3 Procedure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4">
          <table:table-cell table:style-name="ce17" office:value-type="string" calcext:value-type="string">
            <text:p><text:a xlink:href="http://localhost:9080/fhir-server/api/v4/Specimen?type=Tumor&amp;_summary=count&amp;_format=json" xlink:type="simple">http://localhost:9080/fhir-server/api/v4/Specimen?type=Tumor&amp;_summary=count&amp;_format=json</text:a></text:p>
          </table:table-cell>
          <table:table-cell office:value-type="string" calcext:value-type="string">
            <text:p>T3 Specimen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6" table:number-rows-repeated="1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F"/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 style:data-style-name="N2" text:time-value="10:52:59.502881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/>
    <meta:creation-date/>
    <meta:editing-cycles>3</meta:editing-cycles>
    <meta:editing-duration>PT13M45S</meta:editing-duration>
    <dc:date>2021-01-19T10:56:29.168390582</dc:date>
    <meta:document-statistic meta:table-count="1" meta:cell-count="176" meta:object-count="0"/>
  </office:meta>
</office:document-meta>
</file>